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2931in" style:rel-column-width="422*"/>
    </style:style>
    <style:style style:name="Table1.B" style:family="table-column">
      <style:table-column-properties style:column-width="2.1236in" style:rel-column-width="3058*"/>
    </style:style>
    <style:style style:name="Table1.C" style:family="table-column">
      <style:table-column-properties style:column-width="1.6556in" style:rel-column-width="2384*"/>
    </style:style>
    <style:style style:name="Table1.D" style:family="table-column">
      <style:table-column-properties style:column-width="2.6201in" style:rel-column-width="377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><text:tab/><text:tab/><text:tab/><text:tab/><text:tab/>DEFCHECKER</text:p>
      <text:p text:style-name="Standard"/>
      <text:p text:style-name="Standard">DefChecker is a static code analyzer that analyzes C source code and identifies uninitialized variables and undefined pointer variable access. </text:p>
      <text:p text:style-name="Standard"/>
      <text:p text:style-name="Standard">Parses C file and builds Control Flow Graph (CFG). </text:p>
      <text:p text:style-name="Standard">Performs "Use before definition" check on the variables in the assignment statements in CFG and produces list of undefined variables as output.</text:p>
      <text:p text:style-name="Standard"/>
      <text:p text:style-name="Standard">Built using Visual Studio 2022(64-bit) version 17.14.15.</text:p>
      <text:p text:style-name="Standard"/>
      <text:p text:style-name="Standard">Source code is available at sca\analyzer\DefChecker</text:p>
      <text:p text:style-name="Standard">Test files are available at sca\test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ample code</text:p>
          </table:table-cell>
          <table:table-cell table:style-name="Table1.A1" office:value-type="string">
            <text:p text:style-name="Table_20_Contents">Result</text:p>
          </table:table-cell>
          <table:table-cell table:style-name="Table1.D1" office:value-type="string">
            <text:p text:style-name="Table_20_Contents">Details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<text:s text:c="4"/>Line 1: void f1() {</text:p>
            <text:p text:style-name="Table_20_Contents"><text:s text:c="4"/>Line 2: <text:s text:c="4"/>int b;</text:p>
            <text:p text:style-name="Table_20_Contents"><text:s text:c="4"/>Line 3: <text:s text:c="4"/>int c=5;</text:p>
            <text:p text:style-name="Table_20_Contents"><text:s text:c="4"/>Line 4: <text:s text:c="4"/>int sum = b+c;</text:p>
            <text:p text:style-name="Table_20_Contents"><text:s text:c="4"/>Line 5: }</text:p>
            <text:p text:style-name="Table_20_Contents"><text:s text:c="4"/>Line 6: int main() {</text:p>
            <text:p text:style-name="Table_20_Contents"><text:s text:c="4"/>Line 7: <text:s text:c="4"/>f1();</text:p>
            <text:p text:style-name="Table_20_Contents"><text:s text:c="4"/>Line 8: }</text:p>
          </table:table-cell>
          <table:table-cell table:style-name="Table1.B2" office:value-type="string">
            <text:p text:style-name="Table_20_Contents">Undefined variable b in Line 4 : sum = b+c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<text:s text:c="4"/>Line 1: <text:s/>void f2() {</text:p>
            <text:p text:style-name="Table_20_Contents"><text:s text:c="4"/>Line 2: <text:s text:c="5"/>int a=1;</text:p>
            <text:p text:style-name="Table_20_Contents"><text:s text:c="4"/>Line 3: <text:s text:c="5"/>int b;</text:p>
            <text:p text:style-name="Table_20_Contents"><text:s text:c="4"/>Line 4: <text:s text:c="5"/>int c=5;</text:p>
            <text:p text:style-name="Table_20_Contents"><text:s text:c="4"/>Line 5: <text:s text:c="5"/>if( a+c ) {</text:p>
            <text:p text:style-name="Table_20_Contents"><text:s text:c="4"/>Line 6: <text:s text:c="9"/>b=2;</text:p>
            <text:p text:style-name="Table_20_Contents"><text:s text:c="4"/>Line 7: <text:s text:c="5"/>}</text:p>
            <text:p text:style-name="Table_20_Contents"><text:s text:c="4"/>Line 8: <text:s text:c="5"/>else {</text:p>
            <text:p text:style-name="Table_20_Contents"><text:s text:c="4"/>Line 9: <text:s text:c="9"/>int sum=b+c;</text:p>
            <text:p text:style-name="Table_20_Contents"><text:s text:c="4"/>Line 10: <text:s text:c="5"/>}</text:p>
            <text:p text:style-name="Table_20_Contents"><text:s text:c="4"/>Line 11: }</text:p>
            <text:p text:style-name="Table_20_Contents"><text:s text:c="4"/>Line 12: int main() {</text:p>
            <text:p text:style-name="Table_20_Contents"><text:s text:c="4"/>Line 13: <text:s text:c="4"/>f2();</text:p>
            <text:p text:style-name="Table_20_Contents"><text:s text:c="4"/>Line 14: }</text:p>
          </table:table-cell>
          <table:table-cell table:style-name="Table1.B2" office:value-type="string">
            <text:p text:style-name="Table_20_Contents">Undefined variable b in Line 8 : sum=b+c</text:p>
          </table:table-cell>
          <table:table-cell table:style-name="Table1.D2" office:value-type="string">
            <text:p text:style-name="Table_20_Contents">Variable b is not assigned a value in else case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Line 1: <text:s/>void f3() {</text:p>
            <text:p text:style-name="Table_20_Contents"><text:s text:c="4"/>Line 2: <text:s text:c="5"/>int a =1;</text:p>
            <text:p text:style-name="Table_20_Contents"><text:s text:c="4"/>Line 3: <text:s text:c="5"/>int b;</text:p>
            <text:p text:style-name="Table_20_Contents"><text:s text:c="4"/>Line 4: <text:s text:c="5"/>int c=5;</text:p>
            <text:p text:style-name="Table_20_Contents"><text:s text:c="4"/>Line 5: <text:s text:c="5"/>if( a+c ) {</text:p>
            <text:p text:style-name="Table_20_Contents"><text:s text:c="4"/>Line 6: <text:s text:c="9"/>b=2;</text:p>
            <text:p text:style-name="Table_20_Contents"><text:s text:c="4"/>Line 7: <text:s text:c="5"/>}</text:p>
            <text:p text:style-name="Table_20_Contents"><text:s text:c="4"/>Line 8: <text:s text:c="5"/>else {</text:p>
            <text:p text:style-name="Table_20_Contents"><text:s text:c="4"/>Line 9: <text:s text:c="9"/>int b=6;</text:p>
            <text:p text:style-name="Table_20_Contents"><text:s text:c="4"/>Line 10: <text:s text:c="8"/>int sum=b+c;</text:p>
            <text:p text:style-name="Table_20_Contents"><text:s text:c="4"/>Line 11: <text:s text:c="4"/>}</text:p>
            <text:p text:style-name="Table_20_Contents"><text:s text:c="4"/>Line 12: } <text:s text:c="5"/></text:p>
            <text:p text:style-name="Table_20_Contents"><text:soft-page-break/><text:s text:c="4"/>Line 13: int main() {</text:p>
            <text:p text:style-name="Table_20_Contents"><text:s text:c="4"/>Line 14: <text:s text:c="4"/>f3();</text:p>
            <text:p text:style-name="Table_20_Contents"><text:s text:c="4"/>Line 15: }</text:p>
          </table:table-cell>
          <table:table-cell table:style-name="Table1.B2" office:value-type="string">
            <text:p text:style-name="Table_20_Contents">No error</text:p>
          </table:table-cell>
          <table:table-cell table:style-name="Table1.D2" office:value-type="string">
            <text:p text:style-name="Table_20_Contents">Variable b in else block shadows the uninitialized variable in outer scope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<text:s text:c="4"/>Line 1: void f4() {</text:p>
            <text:p text:style-name="Table_20_Contents"><text:s text:c="4"/>Line 2: <text:s text:c="4"/>int *q;</text:p>
            <text:p text:style-name="Table_20_Contents"><text:s text:c="4"/>Line 3: <text:s text:c="4"/>int a = *q;</text:p>
            <text:p text:style-name="Table_20_Contents"><text:s text:c="4"/>Line 4: } <text:s text:c="6"/></text:p>
            <text:p text:style-name="Table_20_Contents"><text:s text:c="4"/>Line 5: int main() {</text:p>
            <text:p text:style-name="Table_20_Contents"><text:s text:c="4"/>Line 6: <text:s text:c="4"/>f4();</text:p>
            <text:p text:style-name="Table_20_Contents"><text:s text:c="4"/>Line 7: }</text:p>
          </table:table-cell>
          <table:table-cell table:style-name="Table1.B2" office:value-type="string">
            <text:p text:style-name="Table_20_Contents">Undefined variable q in Line 3 : a = *q</text:p>
            <text:p text:style-name="Table_20_Contents">Undefined variable *q in Line 3 : a = *q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<text:s text:c="4"/>Line 1: void f5() {</text:p>
            <text:p text:style-name="Table_20_Contents"><text:s text:c="4"/>Line 2: <text:s text:c="4"/>int *p=malloc(4);</text:p>
            <text:p text:style-name="Table_20_Contents"><text:s text:c="4"/>Line 3: <text:s text:c="4"/>int *q;</text:p>
            <text:p text:style-name="Table_20_Contents"><text:s text:c="4"/>Line 4: <text:s text:c="4"/>int a;</text:p>
            <text:p text:style-name="Table_20_Contents"><text:s text:c="4"/>Line 5: <text:s text:c="4"/>q = p;</text:p>
            <text:p text:style-name="Table_20_Contents"><text:s text:c="4"/>Line 6: <text:s text:c="4"/>*p = 5;</text:p>
            <text:p text:style-name="Table_20_Contents"><text:s text:c="4"/>Line 7: <text:s text:c="4"/>a = *q;</text:p>
            <text:p text:style-name="Table_20_Contents"><text:s text:c="4"/>Line 8: } <text:s text:c="6"/></text:p>
            <text:p text:style-name="Table_20_Contents"><text:s text:c="4"/>Line 9: int main() {</text:p>
            <text:p text:style-name="Table_20_Contents"><text:s text:c="4"/>Line 10: <text:s text:c="4"/>f5();</text:p>
            <text:p text:style-name="Table_20_Contents"><text:s text:c="4"/>Line 11:}</text:p>
          </table:table-cell>
          <table:table-cell table:style-name="Table1.B2" office:value-type="string">
            <text:p text:style-name="Table_20_Contents">No error</text:p>
          </table:table-cell>
          <table:table-cell table:style-name="Table1.D2" office:value-type="string">
            <text:p text:style-name="Table_20_Contents">Variables p and q both point to the same memory allocated by malloc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<text:s text:c="4"/>Line 1: void f6() {</text:p>
            <text:p text:style-name="Table_20_Contents"><text:s text:c="4"/>Line 2: <text:s text:c="4"/>int *p=malloc(4);</text:p>
            <text:p text:style-name="Table_20_Contents"><text:s text:c="4"/>Line 3: <text:s text:c="4"/>int *q;</text:p>
            <text:p text:style-name="Table_20_Contents"><text:s text:c="4"/>Line 4: <text:s text:c="4"/>int a;</text:p>
            <text:p text:style-name="Table_20_Contents"><text:s text:c="4"/>Line 5: <text:s text:c="4"/>q = p;</text:p>
            <text:p text:style-name="Table_20_Contents"><text:s text:c="4"/>Line 6: <text:s text:c="4"/>free(p);</text:p>
            <text:p text:style-name="Table_20_Contents"><text:s text:c="4"/>Line 7: <text:s text:c="4"/>a = *q;</text:p>
            <text:p text:style-name="Table_20_Contents"><text:s text:c="4"/>Line 8: } <text:s text:c="6"/></text:p>
            <text:p text:style-name="Table_20_Contents"><text:s text:c="4"/>Line 9: int main() {</text:p>
            <text:p text:style-name="Table_20_Contents"><text:s text:c="4"/>Line 10: <text:s text:c="4"/>f6();</text:p>
            <text:p text:style-name="Table_20_Contents"><text:s text:c="4"/>Line 11:}</text:p>
          </table:table-cell>
          <table:table-cell table:style-name="Table1.B2" office:value-type="string">
            <text:p text:style-name="Table_20_Contents">Undefined variable q in Line 7 : a = *q</text:p>
            <text:p text:style-name="Table_20_Contents">Undefined variable *q in Line 7 : a = *q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8M6S</meta:editing-duration>
    <meta:editing-cycles>24</meta:editing-cycles>
    <meta:generator>OpenOffice/4.1.5$Win32 OpenOffice.org_project/415m1$Build-9789</meta:generator>
    <dc:date>2025-09-27T11:48:46.46</dc:date>
    <meta:document-statistic meta:table-count="1" meta:image-count="0" meta:object-count="0" meta:page-count="2" meta:paragraph-count="94" meta:word-count="441" meta:character-count="2458"/>
    <meta:user-defined meta:name="Info 1"/>
    <meta:user-defined meta:name="Info 2"/>
    <meta:user-defined meta:name="Info 3"/>
    <meta:user-defined meta:name="Info 4"/>
  </office:meta>
</office:document-meta>
</file>